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169323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1b7398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8pt" fo:font-weight="bold" style:font-size-asian="18pt" style:font-weight-asian="bold" style:font-name-complex="Arial1" style:font-size-complex="18pt" style:language-complex="pt" style:country-complex="PT"/>
    </style:style>
    <style:style style:name="P14" style:family="paragraph" style:parent-style-name="Heading_20_1">
      <style:paragraph-properties fo:text-align="justify" style:justify-single-word="false"/>
      <style:text-properties fo:color="#000000" style:font-name="arial" fo:font-size="18pt" style:font-size-asian="18pt" style:font-size-complex="18pt"/>
    </style:style>
    <style:style style:name="P15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16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17" style:family="paragraph" style:parent-style-name="Heading_20_2">
      <style:paragraph-properties fo:text-align="justify" style:justify-single-word="false"/>
      <style:text-properties officeooo:paragraph-rsid="000ea3a0"/>
    </style:style>
    <style:style style:name="P18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T1" style:family="text">
      <style:text-properties fo:color="#000000" style:font-name="arial" fo:font-size="12pt" officeooo:rsid="00047fbc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officeooo:rsid="002b5927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officeooo:rsid="002cdfe1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fo:font-size="12pt" officeooo:rsid="002b5927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fo:font-size="12pt" officeooo:rsid="002cdfe1" style:font-name-asian="Arial1" style:font-size-asian="12pt" style:font-name-complex="Arial1" style:font-size-complex="12pt" style:language-complex="pt" style:country-complex="PT"/>
    </style:style>
    <style:style style:name="T8" style:family="text">
      <style:text-properties fo:color="#000000" fo:font-size="12pt" officeooo:rsid="00047fbc" style:font-name-asian="Arial1" style:font-size-asian="12pt" style:font-name-complex="Arial1" style:font-size-complex="12pt" style:language-complex="pt" style:country-complex="PT"/>
    </style:style>
    <style:style style:name="T9" style:family="text">
      <style:text-properties fo:color="#000000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10" style:family="text">
      <style:text-properties fo:color="#000000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11" style:family="text">
      <style:text-properties fo:color="#000000" style:font-name="arial"/>
    </style:style>
    <style:style style:name="T12" style:family="text"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T13" style:family="text">
      <style:text-properties fo:color="#000000" style:font-name="arial" fo:font-size="12pt" officeooo:rsid="002b5927" style:font-name-asian="Arial1" style:font-size-asian="12pt" style:font-name-complex="Arial1" style:font-size-complex="12pt" style:language-complex="pt" style:country-complex="PT"/>
    </style:style>
    <style:style style:name="T14" style:family="text">
      <style:text-properties fo:color="#000000" style:font-name="arial" fo:font-size="12pt" officeooo:rsid="002cdfe1" style:font-name-asian="Arial1" style:font-size-asian="12pt" style:font-name-complex="Arial1" style:font-size-complex="12pt" style:language-complex="pt" style:country-complex="PT"/>
    </style:style>
    <style:style style:name="T15" style:family="text">
      <style:text-properties fo:color="#000000" style:font-name="arial" fo:font-size="12pt" officeooo:rsid="00047fbc" style:font-name-asian="Arial1" style:font-size-asian="12pt" style:font-name-complex="Arial1" style:font-size-complex="12pt" style:language-complex="pt" style:country-complex="PT"/>
    </style:style>
    <style:style style:name="T16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17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18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19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20" style:family="text">
      <style:text-properties fo:color="#000000" style:font-name="arial" fo:font-size="12pt" style:text-underline-style="none" style:font-size-asian="12pt" style:font-size-complex="12pt"/>
    </style:style>
    <style:style style:name="T21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22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3" style:family="text">
      <style:text-properties fo:color="#000000" style:font-name="arial" fo:font-size="12pt" style:text-underline-style="solid" style:text-underline-width="auto" style:text-underline-color="font-color" officeooo:rsid="002b5927" style:font-name-asian="Arial1" style:font-size-asian="12pt" style:font-name-complex="Arial1" style:font-size-complex="12pt" style:language-complex="pt" style:country-complex="PT"/>
    </style:style>
    <style:style style:name="T24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5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6" style:family="text">
      <style:text-properties fo:color="#000000" style:font-name="arial" officeooo:rsid="002cdfe1"/>
    </style:style>
    <style:style style:name="T27" style:family="text">
      <style:text-properties fo:color="#000000" style:font-name="arial" style:text-underline-style="none"/>
    </style:style>
    <style:style style:name="T28" style:family="text">
      <style:text-properties fo:color="#000000" style:font-name="arial" style:text-underline-style="none" officeooo:rsid="002cdfe1"/>
    </style:style>
    <style:style style:name="T29" style:family="text">
      <style:text-properties fo:color="#000000" style:font-name="arial" style:text-underline-style="none" style:font-name-asian="Arial1" style:font-name-complex="Arial1" style:language-complex="pt" style:country-complex="PT"/>
    </style:style>
    <style:style style:name="T30" style:family="text">
      <style:text-properties fo:color="#000000" style:font-name="arial" style:text-underline-style="none" officeooo:rsid="002b5927" style:font-name-asian="Arial1" style:font-name-complex="Arial1" style:language-complex="pt" style:country-complex="PT"/>
    </style:style>
    <style:style style:name="T31" style:family="text">
      <style:text-properties fo:color="#000000" style:font-name="arial" style:text-underline-style="none" officeooo:rsid="002cdfe1" style:font-name-asian="Arial1" style:font-name-complex="Arial1" style:language-complex="pt" style:country-complex="PT"/>
    </style:style>
    <style:style style:name="T32" style:family="text">
      <style:text-properties fo:color="#000000" style:font-name="arial" style:text-underline-style="none" officeooo:rsid="00047fbc" style:font-name-asian="Arial1" style:font-name-complex="Arial1" style:language-complex="pt" style:country-complex="PT"/>
    </style:style>
    <style:style style:name="T33" style:family="text">
      <style:text-properties fo:color="#000000" style:font-name="arial" style:text-underline-style="solid" style:text-underline-width="auto" style:text-underline-color="font-color"/>
    </style:style>
    <style:style style:name="T34" style:family="text">
      <style:text-properties fo:color="#000000" style:font-name="arial" style:text-underline-style="solid" style:text-underline-width="auto" style:text-underline-color="font-color" officeooo:rsid="002cdfe1"/>
    </style:style>
    <style:style style:name="T35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in" loext:border="none"/>
    </style:style>
    <style:style style:name="T36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7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38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39" style:family="text">
      <style:text-properties fo:font-weight="bold" style:font-weight-asian="bold" style:font-name-complex="Arial1" style:language-complex="pt" style:country-complex="PT"/>
    </style:style>
    <style:style style:name="T40" style:family="text">
      <style:text-properties fo:font-weight="bold" officeooo:rsid="00222d90" style:font-weight-asian="bold" style:font-name-complex="Arial1" style:language-complex="pt" style:country-complex="PT"/>
    </style:style>
    <style:style style:name="T41" style:family="text">
      <style:text-properties fo:font-weight="bold" officeooo:rsid="00047fbc" style:font-weight-asian="bold" style:font-name-complex="Arial1" style:language-complex="pt" style:country-complex="PT"/>
    </style:style>
    <style:style style:name="T42" style:family="text">
      <style:text-properties fo:font-weight="bold" officeooo:rsid="000ea3a0" style:font-weight-asian="bold" style:font-name-complex="Arial1" style:language-complex="pt" style:country-complex="PT"/>
    </style:style>
    <style:style style:name="T43" style:family="text">
      <style:text-properties fo:font-weight="bold" style:font-name-asian="Arial1" style:font-weight-asian="bold" style:font-name-complex="Arial1" style:language-complex="pt" style:country-complex="PT"/>
    </style:style>
    <style:style style:name="T44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45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46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47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48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49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50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51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52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53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54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55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56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57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58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59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60" style:family="text">
      <style:text-properties fo:font-weight="normal" officeooo:rsid="001b7398" style:font-name-asian="Arial1" style:font-weight-asian="normal" style:font-name-complex="Arial1" style:language-complex="pt" style:country-complex="PT" style:font-weight-complex="normal"/>
    </style:style>
    <style:style style:name="T61" style:family="text">
      <style:text-properties style:font-name-asian="Arial1" style:font-name-complex="Arial1" style:language-complex="pt" style:country-complex="PT"/>
    </style:style>
    <style:style style:name="T62" style:family="text">
      <style:text-properties officeooo:rsid="0013405f" style:font-name-asian="Arial1" style:font-name-complex="Arial1" style:language-complex="pt" style:country-complex="PT"/>
    </style:style>
    <style:style style:name="T63" style:family="text">
      <style:text-properties officeooo:rsid="001a8142" style:font-name-asian="Arial1" style:font-name-complex="Arial1" style:language-complex="pt" style:country-complex="PT"/>
    </style:style>
    <style:style style:name="T64" style:family="text">
      <style:text-properties officeooo:rsid="0017e9c9" style:font-name-asian="Arial1" style:font-name-complex="Arial1" style:language-complex="pt" style:country-complex="PT"/>
    </style:style>
    <style:style style:name="T65" style:family="text">
      <style:text-properties officeooo:rsid="00169323" style:font-name-asian="Arial1" style:font-name-complex="Arial1" style:language-complex="pt" style:country-complex="PT"/>
    </style:style>
    <style:style style:name="T66" style:family="text">
      <style:text-properties officeooo:rsid="001530fc" style:font-name-asian="Arial1" style:font-name-complex="Arial1" style:language-complex="pt" style:country-complex="PT"/>
    </style:style>
    <style:style style:name="T67" style:family="text">
      <style:text-properties style:font-name-asian="Arial1" style:font-name-complex="Arial1" style:language-complex="pt" style:country-complex="PT" style:font-weight-complex="bold"/>
    </style:style>
    <style:style style:name="T68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69" style:family="text">
      <style:text-properties fo:background-color="#ffffff" loext:char-shading-value="0" style:font-name-complex="Arial1"/>
    </style:style>
    <style:style style:name="T70" style:family="text">
      <style:text-properties officeooo:rsid="0013405f" fo:background-color="#ffffff" loext:char-shading-value="0" style:font-name-complex="Arial1"/>
    </style:style>
    <style:style style:name="T71" style:family="text">
      <style:text-properties officeooo:rsid="0017e9c9" fo:background-color="#ffffff" loext:char-shading-value="0" style:font-name-complex="Arial1"/>
    </style:style>
    <style:style style:name="T72" style:family="text">
      <style:text-properties style:font-name="arial"/>
    </style:style>
    <style:style style:name="T73" style:family="text">
      <style:text-properties style:font-name="arial" fo:font-size="12pt" officeooo:rsid="002b5927" style:font-name-asian="Arial1" style:font-size-asian="12pt" style:font-name-complex="Arial1" style:font-size-complex="12pt" style:language-complex="pt" style:country-complex="PT"/>
    </style:style>
    <style:style style:name="T74" style:family="text">
      <style:text-properties style:font-name="arial" fo:font-size="12pt" officeooo:rsid="002cdfe1" style:font-name-asian="Arial1" style:font-size-asian="12pt" style:font-name-complex="Arial1" style:font-size-complex="12pt" style:language-complex="pt" style:country-complex="PT"/>
    </style:style>
    <style:style style:name="T75" style:family="text">
      <style:text-properties style:font-name="arial" fo:font-size="12pt" officeooo:rsid="00047fbc" style:font-name-asian="Arial1" style:font-size-asian="12pt" style:font-name-complex="Arial1" style:font-size-complex="12pt" style:language-complex="pt" style:country-complex="PT"/>
    </style:style>
    <style:style style:name="T76" style:family="text">
      <style:text-properties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77" style:family="text">
      <style:text-properties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João Paulo Hotequil</text:p>
      <text:h text:style-name="P17" text:outline-level="2"><text:span text:style-name="T18">Para informações </text:span><text:span text:style-name="T19">pessoais</text:span><text:span text:style-name="T18">, </text:span><text:span text:style-name="T19">peço que </text:span><text:span text:style-name="T18">favor entr</text:span><text:span text:style-name="T19">e</text:span><text:span text:style-name="T18"> em contato </text:span><text:span text:style-name="T19">comigo </text:span><text:span text:style-name="T18">pelo e</text:span><text:span text:style-name="T5">-mail </text:span><text:a xlink:type="simple" xlink:href="mailto:hotequil@protonmail.com" text:style-name="Internet_20_link" text:visited-style-name="Visited_20_Internet_20_Link"><text:span text:style-name="T19">h</text:span></text:a><text:a xlink:type="simple" xlink:href="mailto:joaohotequil@gmail.com" text:style-name="ListLabel_20_12" text:visited-style-name="ListLabel_20_12"><text:span text:style-name="Internet_20_link"><text:span text:style-name="T4">otequil@</text:span></text:span></text:a><text:a xlink:type="simple" xlink:href="mailto:joaohotequil@gmail.com" text:style-name="ListLabel_20_12" text:visited-style-name="ListLabel_20_12"><text:span text:style-name="Internet_20_link"><text:span text:style-name="T5">protonmail</text:span></text:span></text:a><text:a xlink:type="simple" xlink:href="mailto:joaohotequil@gmail.com" text:style-name="ListLabel_20_12" text:visited-style-name="ListLabel_20_12"><text:span text:style-name="Internet_20_link">.com</text:span></text:a><text:span text:style-name="Internet_20_link"><text:span text:style-name="T20">, </text:span></text:span><text:span text:style-name="Internet_20_link"><text:span text:style-name="T21">desde já agradeço</text:span></text:span><text:span text:style-name="Internet_20_link"><text:span text:style-name="T4">.</text:span></text:span></text:h>
      <text:h text:style-name="P16" text:outline-level="1"/>
      <text:h text:style-name="P14" text:outline-level="1"><text:span text:style-name="T40">O que eu tenho a dizer</text:span><text:span text:style-name="T39">:</text:span></text:h>
      <text:p text:style-name="P1"><text:span text:style-name="lt-line-clamp_5f__5f_raw-line"><text:span text:style-name="T35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36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2"/>
      <text:h text:style-name="P15" text:outline-level="1"><text:span text:style-name="T39">Formaç</text:span><text:span text:style-name="T41">ões</text:span><text:span text:style-name="T39">:</text:span></text:h>
      <text:p text:style-name="P3"><text:span text:style-name="T43">[fevereiro de 2018 – dezembro de 20</text:span><text:span text:style-name="T44">19</text:span><text:span text:style-name="T43">] </text:span><text:span text:style-name="T45">E.E.B. Professor Honório Miranda | Gaspar, Santa Catarina: </text:span><text:span text:style-name="T54">c</text:span><text:span text:style-name="T37">ursei o segundo e terceiro ano do ensino médio.</text:span></text:p>
      <text:p text:style-name="P3"><text:span text:style-name="T43">[fevereiro de 2006 – dezembro de 2017] </text:span><text:span text:style-name="T45">Madre Francisca Lampel | Gaspar, Santa Catarina: </text:span><text:span text:style-name="T54">c</text:span><text:span text:style-name="T38">ursei o ensino fundamental (I e II) e o primeiro ano do ensino médio.</text:span></text:p>
      <text:p text:style-name="P11"/>
      <text:h text:style-name="P15" text:outline-level="1"><text:span text:style-name="T41">E</text:span><text:span text:style-name="T39">specializações, </text:span><text:span text:style-name="T42">t</text:span><text:span text:style-name="T39">reinamentos e cursos:</text:span></text:h>
      <text:p text:style-name="P4"><text:span text:style-name="T43">[janeiro de 2019 – junho de 2019]</text:span><text:span text:style-name="T61"> </text:span><text:span text:style-name="T45">Apex </text:span><text:span text:style-name="T46">(180 horas)</text:span><text:span text:style-name="T45"> | Blumenau, Santa Catarina: </text:span><text:span text:style-name="T54">t</text:span><text:span text:style-name="T53">reinamento de alta performance de desenvolvimento e programação </text:span><text:span text:style-name="T55">f</text:span><text:span text:style-name="T53">ront-end </text:span><text:span text:style-name="T56">usando</text:span><text:span text:style-name="T53"> HTML5, CSS3 </text:span><text:span text:style-name="T57">(SASS e SCSS)</text:span><text:span text:style-name="T53">, JavaScript, TypeScript, testes, Angular 6, ReactJS, VueJS, Git </text:span><text:span text:style-name="T56">e </text:span><text:span text:style-name="T53">GitHub, </text:span><text:span text:style-name="T56">W</text:span><text:span text:style-name="T53">ebpack </text:span><text:span text:style-name="T56">e</text:span><text:span text:style-name="T53"> Gulp</text:span><text:span text:style-name="T45">.</text:span></text:p>
      <text:p text:style-name="P4"><text:span text:style-name="T43">[dezembro de 2018 - dezembro de 2018]</text:span><text:span text:style-name="T61"> </text:span><text:span text:style-name="T45">Apex </text:span><text:span text:style-name="T46">(16 horas)</text:span><text:span text:style-name="T45"> | Blumenau, Santa Catarina: </text:span><text:span text:style-name="T54">tr</text:span><text:span text:style-name="T53">einamento de alta performance de </text:span><text:span text:style-name="T58">l</text:span><text:span text:style-name="T53">ógica de </text:span><text:span text:style-name="T58">p</text:span><text:span text:style-name="T53">rogramação </text:span><text:span text:style-name="T59">sobre</text:span><text:span text:style-name="T53"> boas </text:span><text:soft-page-break/><text:span text:style-name="T53">práticas, manipulação de textos, criação de objetos, armazenamento de dados em listas e tópicos avançados </text:span><text:span text:style-name="T58">da linguagem</text:span><text:span text:style-name="T53">.</text:span></text:p>
      <text:p text:style-name="P5"><text:span text:style-name="T43">[dezembro de 2018 - dezembro de 2018]</text:span><text:span text:style-name="T61"> </text:span><text:span text:style-name="T45">Apex </text:span><text:span text:style-name="T46">(16 horas)</text:span><text:span text:style-name="T45"> | Blumenau, Santa Catarina: </text:span><text:span text:style-name="T54">t</text:span><text:span text:style-name="T53">reinamento</text:span><text:span text:style-name="T61"> de alta performance de </text:span><text:span text:style-name="T62">b</text:span><text:span text:style-name="T61">anco de </text:span><text:span text:style-name="T62">d</text:span><text:span text:style-name="T61">ados </text:span><text:span text:style-name="T62">sobre</text:span><text:span text:style-name="T61"> </text:span><text:span text:style-name="T69">instalação, configuração, conceitos básicos, comandos para manipulação de tabelas, texto </text:span><text:span text:style-name="T70">e</text:span><text:span text:style-name="T69"> data, operadores, </text:span><text:span text:style-name="T70">funções </text:span><text:span text:style-name="T69">básicas </text:span><text:span text:style-name="T70">e intermediárias</text:span><text:span text:style-name="T69">, normalização de dados, relacionamento entre tabelas, </text:span><text:span text:style-name="T70">unificação de </text:span><text:span text:style-name="T69">tabelas, realização de consultas, criação de views, indexação de tabelas, backup d</text:span><text:span text:style-name="T70">e</text:span><text:span text:style-name="T69"> dados e restaura</text:span><text:span text:style-name="T70">ção</text:span><text:span text:style-name="T69"> </text:span><text:span text:style-name="T70">d</text:span><text:span text:style-name="T69">as informações da base através do backup</text:span><text:span text:style-name="T61">.</text:span></text:p>
      <text:p text:style-name="P5"><text:span text:style-name="T43">[100% concluído]</text:span><text:span text:style-name="T61"> </text:span><text:span text:style-name="T45">Udemy </text:span><text:span text:style-name="T47">(</text:span><text:span text:style-name="T52">54 horas</text:span><text:span text:style-name="T47">)</text:span><text:span text:style-name="T45"> | EAD:</text:span><text:span text:style-name="T61"> </text:span><text:span text:style-name="T63">t</text:span><text:span text:style-name="T61">reinamento básico de desenvolvimento e programação </text:span><text:span text:style-name="T64">f</text:span><text:span text:style-name="T61">ront-end </text:span><text:span text:style-name="T64">utilizando</text:span><text:span text:style-name="T61"> </text:span><text:span text:style-name="T69">HTML5, CSS3 </text:span><text:span text:style-name="T71">e</text:span><text:span text:style-name="T69"> J</text:span><text:span text:style-name="T71">ava</text:span><text:span text:style-name="T69">S</text:span><text:span text:style-name="T71">cript</text:span><text:span text:style-name="T69"> e</text:span><text:span text:style-name="T71">m cinco</text:span><text:span text:style-name="T69"> </text:span><text:span text:style-name="T71">p</text:span><text:span text:style-name="T69">rojetos.</text:span></text:p>
      <text:p text:style-name="P6"><text:span text:style-name="T43">[100% concluído]</text:span><text:span text:style-name="T61"> </text:span><text:span text:style-name="T45">Udemy </text:span><text:span text:style-name="T48">(10 horas)</text:span><text:span text:style-name="T45"> | EAD:</text:span><text:span text:style-name="T61"> </text:span><text:span text:style-name="T63">t</text:span><text:span text:style-name="T61">reinamento básico de inglês </text:span><text:span text:style-name="T65">sobre</text:span><text:span text:style-name="T61"> </text:span><text:span text:style-name="T65">metodologia </text:span><text:span text:style-name="T61">para ser fluente.</text:span><text:bookmark text:name="_GoBack"/></text:p>
      <text:p text:style-name="P7"><text:span text:style-name="T43">[setembro de 2018 – fevereiro de 2019]</text:span><text:span text:style-name="T61"> </text:span><text:span text:style-name="T45">Instituto Mix </text:span><text:span text:style-name="T47">(96 horas)</text:span><text:span text:style-name="T45"> | Gaspar, Santa Catarina:</text:span><text:span text:style-name="T61"> </text:span><text:span text:style-name="T54">t</text:span><text:span text:style-name="T53">reinamento</text:span><text:span text:style-name="T61"> básico de </text:span><text:span text:style-name="T66">m</text:span><text:span text:style-name="T61">ontagem e </text:span><text:span text:style-name="T66">m</text:span><text:span text:style-name="T61">anutenção </text:span><text:span text:style-name="T66">de</text:span><text:span text:style-name="T61"> hardware e redes.</text:span></text:p>
      <text:p text:style-name="P7"><text:span text:style-name="T43">[maio de 2017 – outubro de 2018]</text:span><text:span text:style-name="T61"> </text:span><text:span text:style-name="T45">GERAR </text:span><text:span text:style-name="T47">(1280 horas)</text:span><text:span text:style-name="T45"> | Gaspar e Blumenau, Santa Catarina: </text:span><text:span text:style-name="T54">c</text:span><text:span text:style-name="T53">urso</text:span><text:span text:style-name="T67"> de </text:span><text:span text:style-name="T68">a</text:span><text:span text:style-name="T67">dministração como menor aprendiz.</text:span></text:p>
      <text:p text:style-name="P12"/>
      <text:p text:style-name="P13">Experiência:</text:p>
      <text:p text:style-name="P8"><text:span text:style-name="T43">[</text:span><text:span text:style-name="T49">janeiro</text:span><text:span text:style-name="T43"> de </text:span><text:span text:style-name="T49">2020</text:span><text:span text:style-name="T43"> – </text:span><text:span text:style-name="T49">até o momento</text:span><text:span text:style-name="T43">] </text:span><text:span text:style-name="T50">Desenvolvedor front-end</text:span><text:span text:style-name="T43"> | </text:span><text:span text:style-name="T50">Velow </text:span><text:span text:style-name="T51">Sistemas</text:span><text:span text:style-name="T43">: </text:span><text:span text:style-name="T60">t</text:span><text:span text:style-name="T53">rabalho atualmente como desenvolvedor front-end júnior.</text:span></text:p>
      <text:p text:style-name="P10"><text:span text:style-name="T43">[maio de </text:span><text:span text:style-name="T50">2019</text:span><text:span text:style-name="T43"> – </text:span><text:span text:style-name="T49">dezembro de 2019</text:span><text:span text:style-name="T43">] </text:span><text:span text:style-name="T50">Estagiário de programação</text:span><text:span text:style-name="T43"> | </text:span><text:span text:style-name="T50">Velow </text:span><text:span text:style-name="T51">Sistemas</text:span><text:span text:style-name="T43">: </text:span><text:span text:style-name="T54">a</text:span><text:span text:style-name="T53">tuei como estagiário de programação por uma pequena fração de tempo, com isso consegui ser efetivado na empresa.</text:span></text:p>
      <text:p text:style-name="P9"><text:span text:style-name="T43">[maio de 2017 – outubro de 2018] Auxiliar de TI | Fazzenda Park Hotel: </text:span><text:span text:style-name="T54">e</text:span><text:span text:style-name="T53">u era um menor aprendiz, com 14 anos, tive muitas responsabilidades e ordens de serviço para fazer, ganhei muita experiência na parte de infra e suporte na área de TI.</text:span></text:p>
      <text:p text:style-name="P2"><text:span text:style-name="T43">[junho de 2016 – janeiro de 2017] </text:span><text:span text:style-name="T50">Apresentador de rádio</text:span><text:span text:style-name="T43"> | Rádio Sentinela do Vale: </text:span><text:span text:style-name="T54">t</text:span><text:span text:style-name="T53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555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.139in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111in" fo:margin-bottom="0.472in" loext:contextual-spacing="false" fo:line-height="100%"/>
      <style:text-properties fo:color="#25c0d5" style:font-name="Arial" fo:font-family="Arial" style:font-family-generic="roman" style:font-pitch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5in" fo:margin-bottom="0.670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5in" fo:margin-bottom="1in" fo:margin-left="0.95in" fo:margin-right="0.9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81</meta:editing-cycles>
    <meta:print-date>2019-02-01T12:54:00</meta:print-date>
    <meta:creation-date>2018-01-13T12:08:00</meta:creation-date>
    <dc:date>2020-12-02T21:11:51.121703535</dc:date>
    <meta:editing-duration>PT9H15M51S</meta:editing-duration>
    <meta:generator>LibreOffice/6.0.7.3$Linux_X86_64 LibreOffice_project/00m0$Build-3</meta:generator>
    <meta:document-statistic meta:table-count="0" meta:image-count="0" meta:object-count="0" meta:page-count="2" meta:paragraph-count="20" meta:word-count="582" meta:character-count="3842" meta:non-whitespace-character-count="32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